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aus</text:h>
      <text:p text:style-name="Text_20_body">Bottia on testattu kahdella tavalla: login kirjoittamisella ja harjoituspeleillä. Testausprosessi oli ysinkertaisesti käynnistää peli ja katsoa mitä tapahtuu ja lukea logi. </text:p>
      <text:p text:style-name="Text_20_body">Testausprossessin plussat:</text:p>
      <text:list xml:id="list4238655093649261825" text:style-name="L2">
        <text:list-item>
          <text:p text:style-name="P1">Nopea ja helppo</text:p>
        </text:list-item>
        <text:list-item>
          <text:p text:style-name="P1">Katsomalla peliä löytää tilanteita, joissa botti ei pärjää hyvin. </text:p>
        </text:list-item>
      </text:list>
      <text:p text:style-name="Text_20_body"/>
      <text:p text:style-name="Text_20_body">Miinukset:</text:p>
      <text:list xml:id="list42362973" text:continue-numbering="true" text:style-name="L2">
        <text:list-item>
          <text:p text:style-name="P1">Kartat ovat satunnaisia, joten uuden koodin hyötyjen ja haittojen löytäminen tarrvitsee useita pelejä.</text:p>
        </text:list-item>
        <text:list-item>
          <text:p text:style-name="P1">Eräät jännät bugit jäävät piiloon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2M53S</meta:editing-duration>
    <meta:editing-cycles>17</meta:editing-cycles>
    <meta:generator>OpenOffice/4.1.1$Win32 OpenOffice.org_project/411m6$Build-9775</meta:generator>
    <dc:date>2015-10-18T22:19:56.07</dc:date>
    <dc:creator>Atte Walden</dc:creator>
    <meta:document-statistic meta:table-count="0" meta:image-count="0" meta:object-count="0" meta:page-count="1" meta:paragraph-count="8" meta:word-count="59" meta:character-count="438"/>
    <meta:user-defined meta:name="Info 1"/>
    <meta:user-defined meta:name="Info 2"/>
    <meta:user-defined meta:name="Info 3"/>
    <meta:user-defined meta:name="Info 4"/>
  </office:meta>
</office:document-meta>
</file>